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61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Gestion de comp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Gestion de compte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Gestion de compte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de la liaison à la base de données sur les tables – Utilisateur/Modérateur(administrateur)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GestionDeCompte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« Gestion de compte »</text:p>
          </table:table-cell>
          <table:table-cell table:style-name="ce1"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e la liaison aux modèles Utilisateur, Modérateur(administrateur)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GestionDeCompte</text:p>
          </table:table-cell>
          <table:table-cell table:style-name="ce1" office:value-type="string" calcext:value-type="string">
            <text:p>D, F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4:28:39.44644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5T15:14:02.356944429</dc:date>
    <meta:editing-duration>PT58M42S</meta:editing-duration>
    <meta:editing-cycles>10</meta:editing-cycles>
    <meta:document-statistic meta:table-count="1" meta:cell-count="26" meta:object-count="0"/>
  </office:meta>
</office:document-meta>
</file>